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ové_20_přílohy">
      <style:text-properties style:text-underline-style="none"/>
    </style:style>
    <style:style style:name="P3" style:family="paragraph" style:parent-style-name="Heading_20_3">
      <style:text-properties style:text-underline-style="none"/>
    </style:style>
    <style:style style:name="P4" style:family="paragraph" style:parent-style-name="Heading_20_2">
      <style:text-properties style:text-underline-styl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řílohy</text:h>
      <text:h text:style-name="Heading_20_2" text:outline-level="2">A. Gramatika arc souboru</text:h>
      <text:p text:style-name="textové_20_přílohy">arc_file == &lt;version_block&gt;&lt;rest_of_arc_file&gt;</text:p>
      <text:p text:style-name="textové_20_přílohy">version_block == See definition below</text:p>
      <text:p text:style-name="textové_20_přílohy">rest_of_arc_file == &lt;doc&gt;|&lt;doc&gt;&lt;rest_of_arc_file&gt;</text:p>
      <text:p text:style-name="textové_20_přílohy">doc == &lt;nl&gt;&lt;URL-record&gt;&lt;nl&gt;&lt;network_doc&gt;</text:p>
      <text:p text:style-name="textové_20_přílohy">URL-record == See definition below</text:p>
      <text:p text:style-name="textové_20_přílohy">network_doc == whatever the protocol returned</text:p>
      <text:p text:style-name="textové_20_přílohy">nl == Unix-newline-delimiter</text:p>
      <text:p text:style-name="textové_20_přílohy">sp == ' ' (ascii space) comma is inappropriate because it can be in an URL.</text:p>
      <text:h text:style-name="Heading_20_2" text:outline-level="2">B. Arc version block verze 2</text:h>
      <text:h text:style-name="Heading_20_3" text:outline-level="3">Vysvětlivky</text:h>
      <text:p text:style-name="textove_20_prilohy_20_komentar">version-number == integer in ascii </text:p>
      <text:p text:style-name="textove_20_prilohy_20_komentar">reserved == string with no white space </text:p>
      <text:p text:style-name="textove_20_prilohy_20_komentar">origin-code == Name of gathering organization with no white space </text:p>
      <text:p text:style-name="textove_20_prilohy_20_komentar">URL-record-definition == names of fields in URL records</text:p>
      <text:h text:style-name="Heading_20_3" text:outline-level="3">Příklad</text:h>
      <text:p text:style-name="textové_20_přílohy">version-2-block == filedesc://&lt;path&gt;&lt;sp&gt;&lt;ip_address&gt;&lt;sp&gt;&lt;date&gt;&lt;sp&gt;text/plain&lt;sp&gt;200&lt;sp&gt; </text:p>
      <text:p text:style-name="textové_20_přílohy">-&lt;sp&gt;-&lt;sp&gt;0&lt;sp&gt;&lt;filename&gt;&lt;sp&gt;&lt;length&gt;&lt;nl&gt; </text:p>
      <text:p text:style-name="textové_20_přílohy">2&lt;sp&gt;&lt;reserved&gt;&lt;sp&gt;&lt;origin-code&gt;&lt;nl&gt; </text:p>
      <text:p text:style-name="textové_20_přílohy">URL&lt;sp&gt;IP-address&lt;sp&gt;Archive-date&lt;sp&gt;Content-type&lt;sp&gt;Result-code&lt;sp&gt;Checksum&lt;sp&gt;Location&lt;sp&gt; Offset&lt;sp&gt;Filename&lt;sp&gt;Archive-length&lt;nl&gt; </text:p>
      <text:p text:style-name="textové_20_přílohy">&lt;nl&gt; </text:p>
      <text:h text:style-name="Heading_20_2" text:outline-level="2">C. Arc url record verze 2</text:h>
      <text:h text:style-name="Heading_20_3" text:outline-level="3">Vysvětlivky</text:h>
      <text:p text:style-name="textove_20_prilohy_20_komentar">url == ascii URL string (e.g., "http://www.alexa.com:80/") </text:p>
      <text:p text:style-name="textove_20_prilohy_20_komentar">ip_address == dotted-quad (eg 192.216.46.98 or 0.0.0.0) </text:p>
      <text:p text:style-name="textove_20_prilohy_20_komentar">archive-date == date archived </text:p>
      <text:p text:style-name="textove_20_prilohy_20_komentar">content-type == "no-type"|MIME type of data (e.g., "text/html") </text:p>
      <text:p text:style-name="textove_20_prilohy_20_komentar">length == ascii representation of size of network doc in bytes </text:p>
      <text:p text:style-name="textove_20_prilohy_20_komentar">date == YYYYMMDDhhmmss (Greenwich Mean Time) </text:p>
      <text:p text:style-name="textove_20_prilohy_20_komentar">result-code == result code or response code, (e.g. 200 or 302) </text:p>
      <text:p text:style-name="textove_20_prilohy_20_komentar">checksum == ascii representation of a checksum of the data. The specifics of the checksum are implementation specific. </text:p>
      <text:p text:style-name="textove_20_prilohy_20_komentar">location == "-"|url of re-direct </text:p>
      <text:p text:style-name="textove_20_prilohy_20_komentar">offset == offset in bytes from beginning of file to beginning of URL-record </text:p>
      <text:p text:style-name="textove_20_prilohy_20_komentar">filename == name of arc file</text:p>
      <text:h text:style-name="Heading_20_3" text:outline-level="3"><text:soft-page-break/>Příklad</text:h>
      <text:p text:style-name="textové_20_přílohy">URL-record-v2 == &lt;url&gt;&lt;sp&gt; </text:p>
      <text:p text:style-name="textové_20_přílohy">&lt;ip-address&gt;&lt;sp&gt; </text:p>
      <text:p text:style-name="textové_20_přílohy">&lt;archive-date&gt;&lt;sp&gt; </text:p>
      <text:p text:style-name="textové_20_přílohy">&lt;content-type&gt;&lt;sp&gt; </text:p>
      <text:p text:style-name="textové_20_přílohy">&lt;result-code&gt;&lt;sp&gt; </text:p>
      <text:p text:style-name="textové_20_přílohy">&lt;checksum&gt;&lt;sp&gt; </text:p>
      <text:p text:style-name="textové_20_přílohy">&lt;location&gt;&lt;sp&gt; </text:p>
      <text:p text:style-name="textové_20_přílohy">&lt;offset&gt;&lt;sp&gt; </text:p>
      <text:p text:style-name="textové_20_přílohy">&lt;filename&gt;&lt;sp&gt; </text:p>
      <text:p text:style-name="textové_20_přílohy">&lt;length&gt;&lt;nl&gt; </text:p>
      <text:h text:style-name="Heading_20_2" text:outline-level="2">D. Příklad arc souboru verze 2</text:h>
      <text:p text:style-name="textové_20_přílohy">filedesc://IA-001102.arc 0.0.0.0 19960923142103 text/plain 200 - - 0 </text:p>
      <text:p text:style-name="textové_20_přílohy">IA-001102.arc 122 </text:p>
      <text:p text:style-name="textové_20_přílohy">2 0 Alexa Internet </text:p>
      <text:p text:style-name="textové_20_přílohy">URL IP-address Archive-date Content-type Result-code Checksum </text:p>
      <text:p text:style-name="textové_20_přílohy">Location Offset Filename Archive-length </text:p>
      <text:p text:style-name="textové_20_přílohy">http://www.dryswamp.edu:80/index.html 127.10.100.2 19961104142103 </text:p>
      <text:p text:style-name="textové_20_přílohy">text/html 200 fac069150613fe55599cc7fa88aa089d - 209 IA-001102.arc 202 </text:p>
      <text:p text:style-name="textové_20_přílohy">HTTP/1.0 200 Document follows </text:p>
      <text:p text:style-name="textové_20_přílohy">Date: Mon, 04 Nov 1996 14:21:06 GMT </text:p>
      <text:p text:style-name="textové_20_přílohy">Server: NCSA/1.4.1 </text:p>
      <text:p text:style-name="textové_20_přílohy">Content-type: text/html Last-modified: Sat,10 Aug 1996 22:33:11 GMT </text:p>
      <text:p text:style-name="textové_20_přílohy">Content-length: 30 </text:p>
      <text:p text:style-name="textové_20_přílohy">&lt;HTML&gt; </text:p>
      <text:p text:style-name="textové_20_přílohy">Hello World!!! </text:p>
      <text:p text:style-name="textové_20_přílohy">&lt;/HTML&gt;</text:p>
      <text:h text:style-name="Heading_20_2" text:outline-level="2">E. Arc soubor vytvořený pomocí crawleru Heritrix</text:h>
      <text:p text:style-name="textove_20_prilohy_20_komentar">Soubor je dostupný jako elektronická příloha bakalářské práce pod názvem <text:span text:style-name="T1">IAH-20110905093545-00000-kovar-laptop-8090.arc.gz</text:span>.</text:p>
      <text:h text:style-name="Heading_20_2" text:outline-level="2">F. Výstup z programu JHOVE pro přiložený arc soubor</text:h>
      <text:p text:style-name="textove_20_prilohy_20_komentar">Výstup pro soubor dostupný jako elektronická příloha bakalářské práce pod názvem <text:span text:style-name="T1">IAH-</text:span><text:span text:style-name="T1">20110905093545-00000-kovar-laptop-8090.arc.gz</text:span>.</text:p>
      <text:h text:style-name="Heading_20_3" text:outline-level="3">Příklad</text:h>
      <text:p text:style-name="textové_20_přílohy">Jhove (Rel. 1.6, 2011-01-04) </text:p>
      <text:p text:style-name="textové_20_přílohy">Date: 2011-09-05 15:14:13 CEST </text:p>
      <text:p text:style-name="textové_20_přílohy">RepresentationInformation: ./IAH-20110905093545-00000-kovar-laptop-8090.arc.gz </text:p>
      <text:p text:style-name="textové_20_přílohy"><text:soft-page-break/><text:s text:c="2"/>ReportingModule: BYTESTREAM, Rel. 1.3 (2007-04-10) </text:p>
      <text:p text:style-name="textové_20_přílohy"><text:s text:c="2"/>LastModified: 2011-09-05 12:40:13 CEST </text:p>
      <text:p text:style-name="textové_20_přílohy"><text:s text:c="2"/>Size: 74389018 </text:p>
      <text:p text:style-name="textové_20_přílohy"><text:s text:c="2"/>Format: bytestream </text:p>
      <text:p text:style-name="textové_20_přílohy"><text:s text:c="2"/>Status: Well-Formed and valid </text:p>
      <text:p text:style-name="textové_20_přílohy"><text:s text:c="2"/>MIMEtype: application/octet-stream </text:p>
      <text:h text:style-name="Heading_20_2" text:outline-level="2">G. Výstup z programu JHOVE2 pro přiložený arc soubor</text:h>
      <text:p text:style-name="textove_20_prilohy_20_komentar">Soubor je dostupný jako elektronická příloha bakalářské práce pod názvem <text:span text:style-name="T1">IAH-20110905093545-00000-kovar-laptop-8090.arc.gz_jhove2output.xml</text:span>.</text:p>
      <text:h text:style-name="Heading_20_2" text:outline-level="2">H. Ukázka CDX indexu pro arc soubor</text:h>
      <text:p text:style-name="textove_20_prilohy_20_komentar">Celý CDX soubor je dostupný jako elektronická příloha bakalářské práce pod názvem <text:span text:style-name="T1">index.cdx</text:span>.</text:p>
      <text:h text:style-name="Heading_20_3" text:outline-level="3">Příklad</text:h>
      <text:p text:style-name="textové_20_přílohy">127.0.0.1/amk_new/ 20110905093547 http://127.0.0.1/amk_new/ text/html 200 O5DWG2NMAMAAW7JSGZE3BQ64J7VWCYO3 - - 1056 IAH-20110905093545-00000-kovar-laptop-8090.arc.gz </text:p>
      <text:h text:style-name="Heading_20_2" text:outline-level="2">I. Warc – metadata record</text:h>
      <text:p text:style-name="textové_20_přílohy">WARC/0.18 </text:p>
      <text:p text:style-name="textové_20_přílohy">WARC-Type: metadata </text:p>
      <text:p text:style-name="textové_20_přílohy">WARC-Target-URI: http://www.archive.org/images/logoc.jpg </text:p>
      <text:p text:style-name="textové_20_přílohy">WARC-Date: 2006-09-19T17:20:24Z </text:p>
      <text:p text:style-name="textové_20_přílohy">WARC-Record-ID: &lt;urn:uuid:16da6da0-bcdc-49c3-927e-57494593b943&gt; </text:p>
      <text:p text:style-name="textové_20_přílohy">WARC-Concurrent-To: &lt;urn:uuid:92283950-ef2f-4d72-b224-f54c6ec90bb0&gt; </text:p>
      <text:p text:style-name="textové_20_přílohy">Content-Type: application/warc-fields </text:p>
      <text:p text:style-name="textové_20_přílohy">WARC-Block-Digest: sha1:UZY6ND6CCHXETFVJD2MSS7ZENMWF7KQ2 </text:p>
      <text:p text:style-name="textové_20_přílohy">Content-Length: 59 </text:p>
      <text:p text:style-name="textové_20_přílohy"/>
      <text:p text:style-name="textové_20_přílohy">via: http://www.archive.org/ </text:p>
      <text:p text:style-name="textové_20_přílohy">hopsFromSeed: E </text:p>
      <text:p text:style-name="textové_20_přílohy">fetchTimeMs: 565 </text:p>
      <text:h text:style-name="Heading_20_2" text:outline-level="2">J. Warc – request record</text:h>
      <text:p text:style-name="textové_20_přílohy">WARC/0.18 </text:p>
      <text:p text:style-name="textové_20_přílohy">WARC-Type: request </text:p>
      <text:p text:style-name="textové_20_přílohy">WARC-Target-URI: http://www.archive.org/images/logoc.jpg </text:p>
      <text:p text:style-name="textové_20_přílohy">WARC-Warcinfo-ID: &lt;urn:uuid:d7ae5c10-e6b3-4d27-967d-34780c58ba39&gt; </text:p>
      <text:p text:style-name="textové_20_přílohy">WARC-Date: 2006-09-19T17:20:24Z </text:p>
      <text:p text:style-name="textové_20_přílohy">Content-Length: 236 </text:p>
      <text:p text:style-name="textové_20_přílohy">WARC-Record-ID: &lt;urn:uuid:4885803b-eebd-4b27-a090-144450c11594&gt; </text:p>
      <text:p text:style-name="textové_20_přílohy"><text:soft-page-break/>Content-Type: application/http;msgtype=request </text:p>
      <text:p text:style-name="textové_20_přílohy">WARC-Concurrent-To: &lt;urn:uuid:92283950-ef2f-4d72-b224-f54c6ec90bb0&gt; </text:p>
      <text:p text:style-name="textové_20_přílohy">GET /images/logoc.jpg HTTP/1.0 </text:p>
      <text:p text:style-name="textové_20_přílohy">User-Agent: Mozilla/5.0 (compatible; heritrix/1.10.0) </text:p>
      <text:p text:style-name="textové_20_přílohy">From: stack@example.org </text:p>
      <text:p text:style-name="textové_20_přílohy">Connection: close </text:p>
      <text:p text:style-name="textové_20_přílohy">Referer: http://www.archive.org/ </text:p>
      <text:p text:style-name="textové_20_přílohy">Host: www.archive.org </text:p>
      <text:p text:style-name="textové_20_přílohy">Cookie: PHPSESSID=009d7bb11022f80605aa87e18224d824 <text:tab/></text:p>
      <text:h text:style-name="Heading_20_2" text:outline-level="2">K. Warc – warcinfo record</text:h>
      <text:p text:style-name="textové_20_přílohy">WARC/0.18 </text:p>
      <text:p text:style-name="textové_20_přílohy">WARC-Type: warcinfo </text:p>
      <text:p text:style-name="textové_20_přílohy">WARC-Date: 2006-09-19T17:20:14Z </text:p>
      <text:p text:style-name="textové_20_přílohy">WARC-Record-ID: &lt;urn:uuid:d7ae5c10-e6b3-4d27-967d-34780c58ba39&gt; </text:p>
      <text:p text:style-name="textové_20_přílohy">Content-Type: application/warc-fields </text:p>
      <text:p text:style-name="textové_20_přílohy">Content-Length: 381 </text:p>
      <text:p text:style-name="textové_20_přílohy">software: Heritrix 1.12.0 http://crawler.archive.org </text:p>
      <text:p text:style-name="textové_20_přílohy">hostname: crawling017.archive.org </text:p>
      <text:p text:style-name="textové_20_přílohy">ip: 207.241.227.234 </text:p>
      <text:p text:style-name="textové_20_přílohy">isPartOf: testcrawl-20050708 </text:p>
      <text:p text:style-name="textové_20_přílohy">description: testcrawl with WARC output </text:p>
      <text:p text:style-name="textové_20_přílohy">operator: IA_Admin </text:p>
      <text:p text:style-name="textové_20_přílohy">http-header-user-agent: </text:p>
      <text:p text:style-name="textové_20_přílohy">Mozilla/5.0 (compatible; heritrix/1.4.0 +http://crawler.archive.org) </text:p>
      <text:p text:style-name="textové_20_přílohy">format: WARC file version 0.18 </text:p>
      <text:p text:style-name="textové_20_přílohy">conformsTo: </text:p>
      <text:p text:style-name="textové_20_přílohy">http://www.archive.org/documents/WarcFileFormat-0.18.html </text:p>
      <text:h text:style-name="Heading_20_2" text:outline-level="2">L. Warc soubor vytvořený z přiloženého arc souboru pomocí nástroje WARC-TOOLS</text:h>
      <text:p text:style-name="textove_20_prilohy_20_komentar">Soubor je dostupný jako elektronická příloha bakalářské práce pod názvem <text:span text:style-name="T1">WARCTOOLS_IAH-20110905093545-00000-kovar-laptop-8090.warc.gz</text:span>.</text:p>
      <text:h text:style-name="Heading_20_2" text:outline-level="2">M. Warc soubor vytvořený z přiloženého arc souboru pomocí nástroje WARC-TOOLS / hanzo</text:h>
      <text:p text:style-name="textove_20_prilohy_20_komentar">Soubor je dostupný jako elektronická příloha bakalářské práce pod názvem <text:span text:style-name="T1">HANZO_IAH-20110905093545-00000-kovar-laptop-8090.warc.gz</text:span>.</text:p>
      <text:h text:style-name="Heading_20_2" text:outline-level="2"><text:soft-page-break/>N. Warc soubor vytvořený z přiloženého arc souboru pomocí nástroje WARC-TOOLS / kpk09</text:h>
      <text:p text:style-name="textove_20_prilohy_20_komentar">Soubor je dostupný jako elektronická příloha bakalářské práce pod názvem <text:span text:style-name="T1">KPK09_IAH-20110905093545-00000-kovar-laptop-8090.warc.gz</text:span>.</text:p>
      <text:h text:style-name="Heading_20_2" text:outline-level="2">O. Výstup z programu JHOVE2 pro přiložený warc soubor</text:h>
      <text:p text:style-name="textove_20_prilohy_20_komentar">Soubor je dostupný jako elektronická příloha bakalářské práce pod názvem <text:span text:style-name="T1">WARCTOOLS_IAH-20110905093545-00000-kovar-laptop-8090.warc.gz_jhove2output.xml</text:span>. </text:p>
      <text:h text:style-name="Heading_20_2" text:outline-level="2">P. Popis standardu WARC</text:h>
      <text:p text:style-name="textove_20_prilohy_20_komentar">Soubor je dostupný jako elektronická příloha bakalářské práce pod názvem <text:span text:style-name="T1">WARC_Guidelines_v1.pdf</text:span>.</text:p>
      <text:h text:style-name="Heading_20_2" text:outline-level="2">Q. Mailová korespondence s pracovníky British library</text:h>
      <text:p text:style-name="textove_20_prilohy_20_komentar">Soubory jsou dostupné jako elektronická příloha bakalářské práce. Pod názvem <text:span text:style-name="T1">british_library_mail1</text:span> jsou informace, které dostal Ing. Libor Coufal. Pod názvem <text:span text:style-name="T1">british_library_mail2</text:span> jsou informace, které psali přímo mě. Pod názvem <text:span text:style-name="T1">british_library_mail3</text:span> jsou informace, které jsem od pracovníků požadoval ohledně deduplikace souborů.</text:p>
      <text:h text:style-name="Heading_20_2" text:outline-level="2">R. WARCTOOLS – Functional Requirements Specification v8</text:h>
      <text:p text:style-name="textove_20_prilohy_20_komentar">Soubor je dostupný jako elektronická příloha bakalářské práce pod názvem <text:span text:style-name="T1">warc-tools_phase_III_frs_v8.pdf</text:span>.</text:p>
      <text:h text:style-name="Heading_20_2" text:outline-level="2">S. WARCTOOLS – Functional Requirements Specification </text:h>
      <text:p text:style-name="textove_20_prilohy_20_komentar">Soubor je dostupný jako elektronická příloha bakalářské práce pod názvem <text:span text:style-name="T1">warc_tools_frs.pdf</text:span>.</text:p>
      <text:h text:style-name="Heading_20_2" text:outline-level="2">T. WARCTOOLS – Non-Functional Requirements </text:h>
      <text:p text:style-name="textove_20_prilohy_20_komentar">Soubor je dostupný jako elektronická příloha bakalářské práce pod názvem <text:span text:style-name="T1">warc_tools_nfr.pdf</text:span>.</text:p>
      <text:h text:style-name="Heading_20_2" text:outline-level="2">U. WARCTOOLS – Software Requirements Specification</text:h>
      <text:p text:style-name="textove_20_prilohy_20_komentar">Soubor je dostupný jako elektronická příloha bakalářské práce pod názvem <text:span text:style-name="T1">warc_tools_srs.pdf</text:span>.</text:p>
      <text:h text:style-name="Heading_20_2" text:outline-level="2">V. WARCTOOLS – výstup z nástroje warcdump pro warc soubor.</text:h>
      <text:p text:style-name="textove_20_prilohy_20_komentar">Soubor je dostupný jako elektronická příloha bakalářské práce pod názvem <text:span text:style-name="T1">WARCTOOLS_IAH-20110905093545-00000-kovar-laptop-8090.warc.gz_warcdump</text:span>.</text:p>
      <text:h text:style-name="Heading_20_2" text:outline-level="2">W. WARCTOOLS / hanzo – README soubor</text:h>
      <text:p text:style-name="textove_20_prilohy_20_komentar">Soubor je dostupný jako elektronická příloha bakalářské práce pod názvem <text:span text:style-name="T1">warctools_hanzo_README</text:span>.</text:p>
      <text:h text:style-name="Heading_20_2" text:outline-level="2"><text:soft-page-break/>X. WARCTOOLS / hanzo – výstup z nástroje warcdump pro warc soubor.</text:h>
      <text:p text:style-name="textove_20_prilohy_20_komentar">Soubor je dostupný jako elektronická příloha bakalářské práce pod názvem <text:span text:style-name="T1">HANZO_IAH-20110905093545-00000-kovar-laptop-8090.warc.gz_warcdump</text:span>.</text:p>
      <text:h text:style-name="Heading_20_2" text:outline-level="2">Y. WARCTOOLS / hanzo – výstup z programu JHOVE2 pro přiložený warc soubor</text:h>
      <text:p text:style-name="textove_20_prilohy_20_komentar">Soubor je dostupný jako elektronická příloha bakalářské práce pod názvem <text:span text:style-name="T1">HANZO_IAH-20110905093545-00000-kovar-laptop-8090.warc.gz_jhove2output.xml</text:span>.</text:p>
      <text:h text:style-name="Heading_20_2" text:outline-level="2">Z. WARCTOOLS / kpk09 – README soubor</text:h>
      <text:p text:style-name="textove_20_prilohy_20_komentar">Soubor je dostupný jako elektronická příloha bakalářské práce pod názvem <text:span text:style-name="T1">warctools_kpk09_README</text:span>.</text:p>
      <text:h text:style-name="Heading_20_2" text:outline-level="2">AA. WARCTOOLS / kpk09 – výstup z nástroje warcdump pro warc soubor.</text:h>
      <text:p text:style-name="textove_20_prilohy_20_komentar">Soubor je dostupný jako elektronická příloha bakalářské práce pod názvem <text:span text:style-name="T1">KPK09_IAH-20110905093545-00000-kovar-laptop-8090.warc.gz_warcdump</text:span>.</text:p>
      <text:h text:style-name="Heading_20_2" text:outline-level="2">AB. WARCTOOLS / kpk09 – výstup z programu JHOVE2 pro přiložený warc soubor</text:h>
      <text:p text:style-name="textove_20_prilohy_20_komentar">Soubor je dostupný jako elektronická příloha bakalářské práce pod názvem <text:span text:style-name="T1">KPK09_IAH-20110905093545-00000-kovar-laptop-8090.warc.gz_jhove2output.xml</text:span>.</text:p>
      <text:h text:style-name="Heading_20_2" text:outline-level="2">AC. WARCTOOLS – archiv obsahující nástroj</text:h>
      <text:p text:style-name="textove_20_prilohy_20_komentar">Soubor je dostupný jako elektronická příloha bakalářské práce pod názvem <text:span text:style-name="T1">warc-tools.tar.gz</text:span>.</text:p>
      <text:h text:style-name="Heading_20_2" text:outline-level="2">AD. WARCTOOLS / hanzo – archiv obsahující nástroj</text:h>
      <text:p text:style-name="textove_20_prilohy_20_komentar">Soubor je dostupný jako elektronická příloha bakalářské práce pod názvem <text:span text:style-name="T1">warc-tools_hanzo.tar.gz</text:span>.</text:p>
      <text:h text:style-name="Heading_20_2" text:outline-level="2">AE. WARCTOOLS / kpk09 – archiv obsahující nástroj</text:h>
      <text:p text:style-name="textove_20_prilohy_20_komentar">Soubor je dostupný jako elektronická příloha bakalářské práce pod názvem <text:span text:style-name="T1">warc-tools_kpk09.tar.gz</text:span>.</text:p>
      <text:h text:style-name="Heading_20_2" text:outline-level="2">AF. JHOVE2 – uživatelská příručka nástroje</text:h>
      <text:p text:style-name="textove_20_prilohy_20_komentar">Soubor je dostupný jako elektronická příloha bakalářské práce pod názvem <text:span text:style-name="T1">JHOVE2-Users-Guide_20110222.pdf</text:span>.</text:p>
      <text:h text:style-name="Heading_20_2" text:outline-level="2">AG. JHOVE2 – informace o aktualizace nástroje</text:h>
      <text:p text:style-name="textove_20_prilohy_20_komentar">Soubor je dostupný jako elektronická příloha bakalářské práce pod názvem <text:span text:style-name="T1">NDIIPP-2010-JHOVE2.pdf</text:span>.</text:p>
      <text:h text:style-name="Heading_20_2" text:outline-level="2">AH. JHOVE2 – archiv obsahující nástroj</text:h>
      <text:p text:style-name="textove_20_prilohy_20_komentar">Soubor je dostupný jako elektronická příloha bakalářské práce pod názvem <text:span text:style-name="T1">jhove2-2.0.0.tar.gz</text:span>.</text:p>
      <text:h text:style-name="Heading_20_2" text:outline-level="2"><text:soft-page-break/>AI. Jpype – archiv obsahující nástroj</text:h>
      <text:p text:style-name="textove_20_prilohy_20_komentar">Soubor je dostupný jako elektronická příloha bakalářské práce pod názvem <text:span text:style-name="T1">JPype-0.5.4.2.zip</text:span>.</text:p>
      <text:h text:style-name="Heading_20_2" text:outline-level="2">AJ. Warc – ISO specifikace</text:h>
      <text:p text:style-name="textove_20_prilohy_20_komentar">Soubor je dostupný jako elektronická příloha bakalářské práce pod názvem <text:span text:style-name="T1">WARC_ISO_28500_final_draft v018 Zentveld 08061.doc</text:span>. Soubor je také dostupný online na adrese http://archive-access.sourceforge.net/warc/.</text:p>
      <text:h text:style-name="Heading_20_2" text:outline-level="2">AK. JHOVE2 – vlastní implementace nástroje</text:h>
      <text:p text:style-name="textove_20_prilohy_20_komentar">Celý soubor je dostupný jako elektronická příloha bakalářské práce pod názvem <text:span text:style-name="T1">RunFromARC2WARC.java</text:span>. V rámci projektu nástroje JHOVE2 musí být součásti package <text:span text:style-name="T1">org.jhove2.app</text:span>. Zde ukazuji pouze metodu třídy (<text:span text:style-name="T1">runJHOVE2</text:span>), která obstarává přímo spuštění.</text:p>
      <text:p text:style-name="textové_20_přílohy">/**</text:p>
      <text:p text:style-name="textové_20_přílohy">* Metoda dostane na vstup seznam souborů, které předá ke zpracování</text:p>
      <text:p text:style-name="textové_20_přílohy">* aplikaci JHOVE2 a nakonec na vypíše do zadaného souboru výstup z JHOVE2.</text:p>
      <text:p text:style-name="textové_20_přílohy">* @param contents Pole cest k souborům</text:p>
      <text:p text:style-name="textové_20_přílohy">* @param path Cesta k souboru, do kterého se mají vypsat informace</text:p>
      <text:p text:style-name="textové_20_přílohy">* @throws IOException</text:p>
      <text:p text:style-name="textové_20_přílohy">* @throws JHOVE2Exception </text:p>
      <text:p text:style-name="textové_20_přílohy">*/</text:p>
      <text:p text:style-name="textové_20_přílohy"/>
      <text:p text:style-name="textové_20_přílohy">public void runJHOVE2(String contents[], String path) throws IOException, JHOVE2Exception</text:p>
      <text:p text:style-name="textové_20_přílohy">{</text:p>
      <text:p text:style-name="textové_20_přílohy"><text:tab/>OutputStream output = new FileOutputStream("/dev/null");</text:p>
      <text:p text:style-name="textové_20_přílohy"><text:tab/>PrintStream nullOut = new PrintStream(output);</text:p>
      <text:p text:style-name="textové_20_přílohy"><text:tab/>System.setErr(nullOut);</text:p>
      <text:p text:style-name="textové_20_přílohy"><text:tab/>System.setOut(nullOut);</text:p>
      <text:p text:style-name="textové_20_přílohy"><text:tab/>String[] data = {"-o", path, "-d", "XML"};</text:p>
      <text:p text:style-name="textové_20_přílohy"><text:tab/>String[] seznam = arrayMerge(data, contents);</text:p>
      <text:p text:style-name="textové_20_přílohy"/>
      <text:p text:style-name="textové_20_přílohy"><text:tab/>JHOVE2CommandLine.main(seznam);</text:p>
      <text:p text:style-name="textové_20_přílohy">}</text:p>
      <text:h text:style-name="Heading_20_2" text:outline-level="2">AL. WARCTOOLS / hanzo – vlastní implementace nástroje</text:h>
      <text:p text:style-name="textove_20_prilohy_20_komentar">Soubor je dostupný jako elektronická příloha bakalářské práce pod názvem <text:span text:style-name="T1">arc2warc_jhove2.py</text:span>. Aby správně fungoval, je potřeba mít nainstalován ná<text:span text:style-name="T2">stroj Jpype (příloha AI) a umístit soubor do kořenové složky WARCTOOLS / hanzo (příloha AD).</text:span></text:p>
      <text:h text:style-name="P4" text:outline-level="2">AM. Warc – gramatika</text:h>
      <text:p text:style-name="P2">Warc-file<text:tab/><text:tab/> =<text:tab/>1*warc-record </text:p>
      <text:p text:style-name="P2"><text:soft-page-break/>warc-record<text:tab/><text:tab/> =<text:tab/>header CRLF </text:p>
      <text:p text:style-name="P2"><text:tab/><text:tab/><text:tab/><text:tab/>block CRLF CRLF </text:p>
      <text:p text:style-name="P2">header<text:tab/><text:tab/> =<text:tab/>version warc-fields </text:p>
      <text:p text:style-name="P2">version <text:tab/><text:tab/>=<text:tab/>"WARC/0.18" CRLF </text:p>
      <text:p text:style-name="P2">warc-fields <text:tab/><text:tab/>=<text:tab/>*named- field CRLF</text:p>
      <text:p text:style-name="P2">block <text:tab/><text:tab/><text:tab/>= <text:tab/>* OCTET</text:p>
      <text:h text:style-name="P4" text:outline-level="2">AN. – Warc – seznam definovaných polí</text:h>
      <text:p text:style-name="P2">WARC-Type , WARC-Record-ID , WARC-Date , Content-Length, Content-Type , WARC-Concurrent-To , WARC-Block-Digest , WARC-Payload-Digest, WARC-IP-Address , WARC-Refers-To , WARC-Target-URI , WARC-Truncated , WARC-Warcinfo-ID, WARC-Filename, WARC-Profile , WARC-Identified-Payload-Type ,WARC-Segment-Origin-ID , WARC-Segment-Number , WARC-Segment-Total-Length </text:p>
      <text:h text:style-name="P4" text:outline-level="2">AO. – Warc – Continuation record</text:h>
      <text:h text:style-name="P3" text:outline-level="3">První warc záznam</text:h>
      <text:p text:style-name="P2">WARC/0.18 </text:p>
      <text:p text:style-name="P2">WARC-Type: response </text:p>
      <text:p text:style-name="P2">WARC-Target-URI: http://www.archive.org/images/logoc.jpg </text:p>
      <text:p text:style-name="P2">WARC-Date: 2006-09-19T17:20:24Z </text:p>
      <text:p text:style-name="P2">WARC-Block-Digest: sha1:2ASS7ZUZY6ND6CCHXETFVJDENAWF7KQ2 </text:p>
      <text:p text:style-name="P2">WARC-Payload-Digest: sha1:CCHXETFVJD2MUZY6ND6SS7ZENMWF7KQ2 </text:p>
      <text:p text:style-name="P2">WARC-IP-Address: 207.241.233.58 </text:p>
      <text:p text:style-name="P2">WARC-Record-ID: &lt;urn:uuid:39509228-ae2f-11b2-763a-aa4c6ec90bb0&gt; </text:p>
      <text:p text:style-name="P2">WARC-Segment-Number: 1 </text:p>
      <text:p text:style-name="P2">Content-Type: application/http;msgtype=response </text:p>
      <text:p text:style-name="P2">Content-Length: 1600 </text:p>
      <text:p text:style-name="P2">HTTP/1.1 200 OK </text:p>
      <text:p text:style-name="P2">Date: Tue, 19 Sep 2006 17:18:40 GMT </text:p>
      <text:p text:style-name="P2">Server: Apache/2.0.54 (Ubuntu) </text:p>
      <text:p text:style-name="P2">Last-Modified: Mon, 16 Jun 2003 22:28:51 GMT </text:p>
      <text:p text:style-name="P2">ETag: "3e45-67e-2ed02ec0" </text:p>
      <text:p text:style-name="P2">Accept-Ranges: bytes </text:p>
      <text:p text:style-name="P2">Content-Length: 1662 </text:p>
      <text:p text:style-name="P2">Connection: close </text:p>
      <text:p text:style-name="P2">Content-Type: image/jpeg </text:p>
      <text:h text:style-name="P3" text:outline-level="3">Záznam, který na něj navazuje</text:h>
      <text:p text:style-name="P2">WARC/0.18 </text:p>
      <text:p text:style-name="P2">WARC-Type: continuation </text:p>
      <text:p text:style-name="P2">WARC-Target-URI: http://www.archive.org/images/logoc.jpg </text:p>
      <text:p text:style-name="P2"><text:soft-page-break/>WARC-Date: 2006-09-19T17:20:24Z </text:p>
      <text:p text:style-name="P2">WARC-Block-Digest: sha1:T7HXETFVA92MSS7ZENMFZY6ND6WF7KB7 </text:p>
      <text:p text:style-name="P2">WARC-Record-ID: &lt;urn:uuid:70653950-a77f-b212-e434-7a7c6ec909ef&gt; </text:p>
      <text:p text:style-name="P2">WARC-Segment-Origin-ID: &lt;urn:uuid:39509228-ae2f-11b2-763a- </text:p>
      <text:p text:style-name="P2">aa4c6ec90bb0&gt; </text:p>
      <text:p text:style-name="P2">WARC-Segment-Number: 2 </text:p>
      <text:p text:style-name="P2">WARC-Segment-Total-Length: 1902 </text:p>
      <text:p text:style-name="P2">WARC-Identified-Payload-Type: image/jpeg </text:p>
      <text:p text:style-name="P2">Content-Length: 302 </text:p>
      <text:p text:style-name="P2">[last 302 bytes of image/jpeg binary data here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text-align="justify" style:justify-single-word="false" fo:text-indent="10m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fo:line-height="150%" fo:text-align="justify" style:justify-single-word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1.99mm" fo:margin-bottom="1.99mm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1.99mm" fo:margin-bottom="1.99mm" fo:text-indent="0m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1.99mm" fo:margin-bottom="1.99mm" fo:text-indent="0mm" style:auto-text-indent="false"/>
      <style:text-properties fo:font-size="11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list-style-name="List_20_1" style:class="index" style:master-page-name="">
      <style:paragraph-properties fo:margin-left="1.01mm" fo:margin-right="0mm" fo:margin-top="1.01mm" fo:margin-bottom="1.01mm" fo:line-height="120%" fo:text-align="start" style:justify-single-word="false" fo:text-indent="0mm" style:auto-text-indent="false" style:page-number="auto" fo:background-color="transparent" style:shadow="none">
        <style:tab-stops>
          <style:tab-stop style:position="170mm" style:type="right" style:leader-style="dotted" style:leader-text="."/>
        </style:tab-stops>
        <style:background-image/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25.08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0%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Footer" style:family="paragraph" style:parent-style-name="Standard" style:class="extra">
      <style:paragraph-properties fo:margin-left="0mm" fo:margin-right="0mm" fo:text-indent="0mm" style:auto-text-indent="false" text:number-lines="false" text:line-number="0">
        <style:tab-stops>
          <style:tab-stop style:position="75mm" style:type="center"/>
          <style:tab-stop style:position="150.02mm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-left="14.99mm" fo:margin-right="0mm" fo:margin-top="0mm" fo:margin-bottom="1.01mm" fo:text-indent="0mm" style:auto-text-indent="false" style:page-number="auto"/>
    </style:style>
    <style:style style:name="List_20_1_20_Cont." style:display-name="List 1 Cont." style:family="paragraph" style:parent-style-name="List" style:class="list">
      <style:paragraph-properties fo:margin-left="20mm" fo:margin-right="0mm" fo:margin-top="0mm" fo:margin-bottom="2.12mm" fo:text-indent="0mm" style:auto-text-indent="false"/>
    </style:style>
    <style:style style:name="Header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>
        <style:tab-stops>
          <style:tab-stop style:position="72.5mm" style:type="center"/>
          <style:tab-stop style:position="145.01mm" style:type="right"/>
        </style:tab-stops>
      </style:paragraph-properties>
    </style:style>
    <style:style style:name="Untitled1" style:family="paragraph" style:parent-style-name="Text_20_body" style:master-page-name="">
      <style:paragraph-properties style:page-number="auto"/>
    </style:style>
    <style:style style:name="textové_20_přílohy" style:display-name="textové přílohy" style:family="paragraph" style:parent-style-name="Text_20_body" style:master-page-name="">
      <style:paragraph-properties fo:margin-left="4.99mm" fo:margin-right="0mm" fo:margin-top="1.01mm" fo:margin-bottom="1.01mm" fo:line-height="100%" fo:text-align="start" style:justify-single-word="false" fo:text-indent="0mm" style:auto-text-indent="false" style:page-number="auto"/>
      <style:text-properties style:font-name="Courier New" fo:font-size="10pt" style:font-size-asian="10.5pt"/>
    </style:style>
    <style:style style:name="textove_20_prilohy_20_komentar" style:display-name="textove prilohy komentar" style:family="paragraph" style:parent-style-name="Text_20_body" style:master-page-name="">
      <style:paragraph-properties fo:margin-left="0mm" fo:margin-right="0mm" fo:margin-top="0mm" fo:margin-bottom="0mm" fo:line-height="100%" fo:text-indent="0mm" style:auto-text-indent="false" style:page-number="auto"/>
      <style:text-properties style:font-size-asian="10.5pt"/>
    </style:style>
    <style:style style:name="seznam_20_literatury" style:display-name="seznam literatury" style:family="paragraph" style:parent-style-name="textove_20_prilohy_20_komentar" style:master-page-name="">
      <style:paragraph-properties fo:line-height="150%" fo:text-align="start" style:justify-single-word="false" style:page-number="auto"/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4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40.04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Nástroje pro migraci webového archivu<text:tab/><text:tab/>Martin Prokop</text:p>
      </style:header>
      <style:footer>
        <text:p text:style-name="MP1">– <text:page-number text:select-page="current">9</text:page-number> –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1-03-10T17:20:49</meta:creation-date>
    <meta:generator>LibreOffice/3.4$Linux LibreOffice_project/340m1$Build-502</meta:generator>
    <dc:date>2012-04-15T15:48:53</dc:date>
    <dc:creator>Martin Prokop</dc:creator>
    <meta:editing-duration>P4DT12H40M33S</meta:editing-duration>
    <meta:editing-cycles>2336</meta:editing-cycles>
    <meta:document-statistic meta:table-count="0" meta:image-count="0" meta:object-count="0" meta:page-count="9" meta:paragraph-count="250" meta:word-count="1373" meta:character-count="12816" meta:non-whitespace-character-count="11514"/>
  </office:meta>
</office:document-meta>
</file>